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 Mono"/>
    </style:style>
    <style:style style:name="P2" style:family="paragraph" style:parent-style-name="Preformatted_20_Text">
      <style:text-properties style:font-name="Ubuntu Mono" officeooo:rsid="001ee5e6" officeooo:paragraph-rsid="001ee5e6"/>
    </style:style>
    <style:style style:name="P3" style:family="paragraph" style:parent-style-name="Preformatted_20_Text">
      <style:text-properties style:font-name="Ubuntu Mono" fo:font-size="12pt" fo:font-weight="bold" officeooo:rsid="001ee5e6" officeooo:paragraph-rsid="001ee5e6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akewell locations </text:p>
      <text:p text:style-name="P2">curl -X GET <text:span text:style-name="T1">'https://drakewell04.drakewell.com/npmatchv2/exports/a/locations.asp?node=CAMBRIDGE_JTMS&amp;key=0...7'</text:span></text:p>
      <text:p text:style-name="P1">{</text:p>
      <text:p text:style-name="P1"><text:s text:c="2"/>"sites": [</text:p>
      <text:p text:style-name="P1"><text:s text:c="4"/>{</text:p>
      <text:p text:style-name="P1"><text:s text:c="6"/>"id": "{1F867FB8-83E6-4E63-A265-51CD2E71E053}",</text:p>
      <text:p text:style-name="P1"><text:s text:c="6"/>"name": "A1303Mad/M11Jct",</text:p>
      <text:p text:style-name="P1"><text:s text:c="6"/>"description": "A1303 Madingley Road Between Park &amp; Ride and M11",</text:p>
      <text:p text:style-name="P1"><text:s text:c="6"/>"location": {</text:p>
      <text:p text:style-name="P1"><text:s text:c="8"/>"lat": 52.21421,</text:p>
      <text:p text:style-name="P1"><text:s text:c="8"/>"lng": 0.0792</text:p>
      <text:p text:style-name="P1"><text:s text:c="6"/>}</text:p>
      <text:p text:style-name="P1"><text:s text:c="4"/>},</text:p>
      <text:p text:style-name="P1">...</text:p>
      <text:p text:style-name="P1"><text:s text:c="4"/>{</text:p>
      <text:p text:style-name="P1"><text:s text:c="6"/>"id": "{ED6D0930-73E0-4777-8C4E-28B4AAF66F8A}",</text:p>
      <text:p text:style-name="P1"><text:s text:c="6"/>"name": "Kings Hedges CRC Jct",</text:p>
      <text:p text:style-name="P1"><text:s text:c="6"/>"description": "Kings Hedges CRC Jct",</text:p>
      <text:p text:style-name="P1"><text:s text:c="6"/>"location": {</text:p>
      <text:p text:style-name="P1"><text:s text:c="8"/>"lat": 52.23389,</text:p>
      <text:p text:style-name="P1"><text:s text:c="8"/>"lng": 0.13504</text:p>
      <text:p text:style-name="P1"><text:s text:c="6"/>}</text:p>
      <text:p text:style-name="P1"><text:s text:c="4"/>}</text:p>
      <text:p text:style-name="P1"><text:s text:c="2"/>],</text:p>
      <text:p text:style-name="P1"><text:s text:c="2"/>"links": [</text:p>
      <text:p text:style-name="P1"><text:s text:c="4"/>{</text:p>
      <text:p text:style-name="P1"><text:s text:c="6"/>"id": "CAMBRIDGE_JTMS|9800WBETRSU3",</text:p>
      <text:p text:style-name="P1"><text:s text:c="6"/>"name": "34 Barton Rd Out *",</text:p>
      <text:p text:style-name="P1"><text:s text:c="6"/>"description": "MACSSL208528 to MACSSL208518",</text:p>
      <text:p text:style-name="P1"><text:s text:c="6"/>"sites": [</text:p>
      <text:p text:style-name="P1"><text:s text:c="8"/>"{952D4ABB-857B-467D-9770-62DC0A4B5A5A}",</text:p>
      <text:p text:style-name="P1"><text:s text:c="8"/>"{11AB98B0-4A1A-478A-857D-A23C30C9CC48}"</text:p>
      <text:p text:style-name="P1"><text:s text:c="6"/>],</text:p>
      <text:p text:style-name="P1"><text:s text:c="6"/>"length": 2045</text:p>
      <text:p text:style-name="P1"><text:s text:c="4"/>},</text:p>
      <text:p text:style-name="P1"><text:s text:c="4"/>{</text:p>
      <text:p text:style-name="P1"><text:s text:c="6"/>"id": "CAMBRIDGE_JTMS|9800WVMCRNM0",</text:p>
      <text:p text:style-name="P1"><text:s text:c="6"/>"name": "M11 junc11 Outbound",</text:p>
      <text:p text:style-name="P1"><text:s text:c="6"/>"description": "",</text:p>
      <text:p text:style-name="P1"><text:s text:c="6"/>"sites": [</text:p>
      <text:p text:style-name="P1"><text:s text:c="8"/>"{F5F57BF9-4F89-4664-B233-38D36C3B68D1}",</text:p>
      <text:p text:style-name="P1"><text:s text:c="8"/>"{CCDAFA02-1E22-484B-9CA2-02E05AA9201C}",</text:p>
      <text:p text:style-name="P1"><text:s text:c="8"/>"{BF4B5889-5496-4DAA-BE5D-A0405E3AF65C}",</text:p>
      <text:p text:style-name="P1"><text:s text:c="8"/>"{F06AFB58-EEBB-4D0A-887E-BF7913B1B9E1}",</text:p>
      <text:p text:style-name="P1"><text:s text:c="8"/>"{5D6F13FA-AE7B-4924-B37C-F9D899FAA325}"</text:p>
      <text:p text:style-name="P1"><text:s text:c="6"/>],</text:p>
      <text:p text:style-name="P1"><text:s text:c="6"/>"links": [</text:p>
      <text:p text:style-name="P1"><text:s text:c="8"/>"CAMBRIDGE_JTMS|9800WOZGV4D2",</text:p>
      <text:p text:style-name="P1"><text:s text:c="8"/>"CAMBRIDGE_JTMS|9800X0IM4Q3M",</text:p>
      <text:p text:style-name="P1"><text:s text:c="8"/>"CAMBRIDGE_JTMS|9800WDYEV0RY",</text:p>
      <text:p text:style-name="P1"><text:s text:c="8"/>"CAMBRIDGE_JTMS|9800WFCAVLJM"</text:p>
      <text:p text:style-name="P1"><text:s text:c="6"/>],</text:p>
      <text:p text:style-name="P1"><text:s text:c="6"/>"length": 4455</text:p>
      <text:p text:style-name="P1"><text:s text:c="4"/>},</text:p>
      <text:p text:style-name="P1">...</text:p>
      <text:p text:style-name="P1"><text:s text:c="4"/>{</text:p>
      <text:p text:style-name="P1"><text:s text:c="6"/>"id": "CAMBRIDGE_JTMS|9800ZMASCJDM",</text:p>
      <text:p text:style-name="P1"><text:s text:c="6"/>"name": "Girton - Cambridge Inbound",</text:p>
      <text:p text:style-name="P1"><text:s text:c="6"/>"description": "",</text:p>
      <text:p text:style-name="P1"><text:s text:c="6"/>"sites": [</text:p>
      <text:p text:style-name="P1"><text:s text:c="8"/>"{5A5B326F-B70D-4BB2-AA31-8D647DB54E83}",</text:p>
      <text:p text:style-name="P1"><text:s text:c="8"/>"{187D4636-FF4A-4EC4-98D5-70887A0C3898}",</text:p>
      <text:p text:style-name="P1"><text:s text:c="8"/>"{1E9F6DD4-07EB-4FE3-BCE3-ADB901B8B8CC}"</text:p>
      <text:p text:style-name="P1"><text:s text:c="6"/>],</text:p>
      <text:p text:style-name="P1"><text:s text:c="6"/>"links": [</text:p>
      <text:p text:style-name="P1"><text:s text:c="8"/>"CAMBRIDGE_JTMS|9800ZAZIOGHG",</text:p>
      <text:p text:style-name="P1"><text:s text:c="8"/>"CAMBRIDGE_JTMS|9800XKGDBDWJ"</text:p>
      <text:p text:style-name="P1"><text:s text:c="6"/>],</text:p>
      <text:p text:style-name="P1"><text:s text:c="6"/>"length": 2124</text:p>
      <text:p text:style-name="P1"><text:s text:c="4"/>}</text:p>
      <text:p text:style-name="P1"><text:s text:c="2"/>]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01-26T09:31:19.308258254</meta:print-date>
    <dc:date>2020-01-26T09:34:32.744697732</dc:date>
    <meta:editing-duration>PT8M1S</meta:editing-duration>
    <meta:editing-cycles>1</meta:editing-cycles>
    <meta:document-statistic meta:table-count="0" meta:image-count="0" meta:object-count="0" meta:page-count="1" meta:paragraph-count="72" meta:word-count="132" meta:character-count="1890" meta:non-whitespace-character-count="1429"/>
    <meta:generator>LibreOffice/6.0.7.3$Linux_X86_64 LibreOffice_project/00m0$Build-3</meta:generator>
  </office:meta>
</office:document-meta>
</file>